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52bd2" officeooo:paragraph-rsid="00052bd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normal" officeooo:rsid="00052bd2" officeooo:paragraph-rsid="00052bd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DE POUR MON MEMOIRE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9:31:02.509936892</meta:creation-date>
    <dc:date>2022-05-25T09:36:41.591619202</dc:date>
    <meta:editing-duration>PT5M44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6.4.7.2$Linux_X86_64 LibreOffice_project/40$Build-2</meta:generator>
  </office:meta>
</office:document-meta>
</file>